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9.6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157.29pt"/>
    </style:style>
    <style:style style:name="co5" style:family="table-column">
      <style:table-column-properties fo:break-before="auto" style:column-width="93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tyle="normal" style:font-style-asian="normal" style:font-name-complex="Liberation Sans" style:font-style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ext-properties style:font-name="Liberation Sans" fo:font-style="normal" style:font-style-asian="normal" style:font-name-complex="Liberation Sans" style:font-style-complex="normal"/>
    </style:style>
    <style:style style:name="ce6" style:family="table-cell" style:parent-style-name="Default">
      <style:text-properties style:font-name="Liberation Sans" fo:font-style="normal" style:font-name-asian="Arial Unicode MS" style:font-style-asian="normal" style:font-name-complex="Liberation Sans" style:font-style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ode_iso_3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un</text:p>
          </table:table-cell>
          <table:table-cell office:value-type="string" calcext:value-type="string">
            <text:p>name_eit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age_iso</text:p>
          </table:table-cell>
          <table:table-cell office:value-type="string" calcext:value-type="string">
            <text:p>map_x_pendi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zo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B</text:p>
          </table:table-cell>
          <table:table-cell table:style-name="ce2" office:value-type="string" calcext:value-type="string">
            <text:p>Republika e Shqipërisë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<text:s/>Albania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1.2097" calcext:value-type="float">
            <text:p>41.2097</text:p>
          </table:table-cell>
          <table:table-cell office:value-type="float" office:value="18.882" calcext:value-type="float">
            <text:p>18.88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RT</text:p>
          </table:table-cell>
          <table:table-cell table:style-name="ce3" office:value-type="string" calcext:value-type="string">
            <text:p>موريتانيا‎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office:value-type="float" office:value="21.994" calcext:value-type="float">
            <text:p>21.994</text:p>
          </table:table-cell>
          <table:table-cell table:style-name="Default" office:value-type="float" office:value="-15.5017" calcext:value-type="float">
            <text:p>-15.50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M</text:p>
          </table:table-cell>
          <table:table-cell office:value-type="string" calcext:value-type="string">
            <text:p>الجمهورية اليمنية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<text:s/>Yemen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office:value-type="float" office:value="15.7552" calcext:value-type="float">
            <text:p>15.7552</text:p>
          </table:table-cell>
          <table:table-cell table:style-name="Default" office:value-type="float" office:value="46.0602" calcext:value-type="float">
            <text:p>46.060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جمهورية العـراق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<text:s/>Iraq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3.5551" calcext:value-type="float">
            <text:p>33.5551</text:p>
          </table:table-cell>
          <table:table-cell office:value-type="float" office:value="41.5887" calcext:value-type="float">
            <text:p>41.588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ZE</text:p>
          </table:table-cell>
          <table:table-cell table:style-name="ce4" office:value-type="string" calcext:value-type="string">
            <text:p>Azərbaycan Respublikası</text:p>
          </table:table-cell>
          <table:table-cell table:style-name="ce2" office:value-type="string" calcext:value-type="string">
            <text:p>Azerbaijan</text:p>
          </table:table-cell>
          <table:table-cell office:value-type="string" calcext:value-type="string">
            <text:p><text:s/>Azerbaijan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0.3361" calcext:value-type="float">
            <text:p>40.3361</text:p>
          </table:table-cell>
          <table:table-cell office:value-type="float" office:value="46.788" calcext:value-type="float">
            <text:p>46.788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HA</text:p>
          </table:table-cell>
          <table:table-cell office:value-type="string" calcext:value-type="string">
            <text:p>Republic of Ghana</text:p>
          </table:table-cell>
          <table:table-cell table:style-name="ce2" office:value-type="string" calcext:value-type="string">
            <text:p>Ghana</text:p>
          </table:table-cell>
          <table:table-cell office:value-type="string" calcext:value-type="string">
            <text:p><text:s/>Ghana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8.4343" calcext:value-type="float">
            <text:p>8.4343</text:p>
          </table:table-cell>
          <table:table-cell office:value-type="float" office:value="-2.2687" calcext:value-type="float">
            <text:p>-2.268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<text:s/>Liber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.3726" calcext:value-type="float">
            <text:p>6.3726</text:p>
          </table:table-cell>
          <table:table-cell office:value-type="float" office:value="-10.3574" calcext:value-type="float">
            <text:p>-10.357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</text:p>
          </table:table-cell>
          <table:table-cell table:style-name="ce2" office:value-type="string" calcext:value-type="string">
            <text:p>Republic of Sierra Leone</text:p>
          </table:table-cell>
          <table:table-cell table:style-name="ce2" office:value-type="string" calcext:value-type="string">
            <text:p>Sierra Leone</text:p>
          </table:table-cell>
          <table:table-cell office:value-type="string" calcext:value-type="string">
            <text:p><text:s/>Sierra Leone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8.608" calcext:value-type="float">
            <text:p>8.608</text:p>
          </table:table-cell>
          <table:table-cell office:value-type="float" office:value="-11.967" calcext:value-type="float">
            <text:p>-11.96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MB</text:p>
          </table:table-cell>
          <table:table-cell table:style-name="ce2" office:value-type="string" calcext:value-type="string">
            <text:p>Republic of Zambi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<text:s/>Zamb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2.8172" calcext:value-type="float">
            <text:p>-12.8172</text:p>
          </table:table-cell>
          <table:table-cell office:value-type="float" office:value="27.6581" calcext:value-type="float">
            <text:p>27.658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<text:s/>Niger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9.3569" calcext:value-type="float">
            <text:p>9.3569</text:p>
          </table:table-cell>
          <table:table-cell office:value-type="float" office:value="6.7401" calcext:value-type="float">
            <text:p>6.740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<text:s/>Trinidad and Tobago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0.4196" calcext:value-type="float">
            <text:p>10.4196</text:p>
          </table:table-cell>
          <table:table-cell office:value-type="float" office:value="-61.4541" calcext:value-type="float">
            <text:p>-61.454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B</text:p>
          </table:table-cell>
          <table:table-cell table:style-name="ce2" office:value-type="string" calcext:value-type="string">
            <text:p>Solomon Islands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<text:s/>Solomon Islands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8.7304" calcext:value-type="float">
            <text:p>-8.7304</text:p>
          </table:table-cell>
          <table:table-cell office:value-type="float" office:value="158.7991" calcext:value-type="float">
            <text:p>158.799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Republika ng Pilipinas; Republic of the 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Filipino; English</text:p>
          </table:table-cell>
          <table:table-cell office:value-type="string" calcext:value-type="string">
            <text:p>fil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3.1009" calcext:value-type="float">
            <text:p>13.1009</text:p>
          </table:table-cell>
          <table:table-cell office:value-type="float" office:value="121.5198" calcext:value-type="float">
            <text:p>121.519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FA</text:p>
          </table:table-cell>
          <table:table-cell table:number-columns-repeated="2" table:style-name="ce2" office:value-type="string" calcext:value-type="string">
            <text:p>Burkina Faso</text:p>
          </table:table-cell>
          <table:table-cell office:value-type="string" calcext:value-type="string">
            <text:p><text:s/>Burkina Fas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2.45" calcext:value-type="float">
            <text:p>12.45</text:p>
          </table:table-cell>
          <table:table-cell office:value-type="float" office:value="-2.2879" calcext:value-type="float">
            <text:p>-2.2879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G</text:p>
          </table:table-cell>
          <table:table-cell office:value-type="string" calcext:value-type="string">
            <text:p>République du 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<text:s/>Republic of the Con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0.368" calcext:value-type="float">
            <text:p>-0.368</text:p>
          </table:table-cell>
          <table:table-cell office:value-type="float" office:value="13.7604" calcext:value-type="float">
            <text:p>13.760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V</text:p>
          </table:table-cell>
          <table:table-cell table:style-name="ce2" office:value-type="string" calcext:value-type="string">
            <text:p>République de Côte d'Ivoire</text:p>
          </table:table-cell>
          <table:table-cell table:style-name="ce2" office:value-type="string" calcext:value-type="string">
            <text:p>Côte d'Ivoire</text:p>
          </table:table-cell>
          <table:table-cell office:value-type="string" calcext:value-type="string">
            <text:p><text:s/>Côte d'Ivoir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7.7355" calcext:value-type="float">
            <text:p>7.7355</text:p>
          </table:table-cell>
          <table:table-cell office:value-type="float" office:value="-6.2869" calcext:value-type="float">
            <text:p>-6.28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</text:p>
          </table:table-cell>
          <table:table-cell table:style-name="ce4" office:value-type="string" calcext:value-type="string">
            <text:p>République démocratique du Congo</text:p>
          </table:table-cell>
          <table:table-cell table:style-name="ce2" office:value-type="string" calcext:value-type="string">
            <text:p>Democratic Republic of the Congo</text:p>
          </table:table-cell>
          <table:table-cell office:value-type="string" calcext:value-type="string">
            <text:p><text:s/>Democratic Republic of Con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-3.974" calcext:value-type="float">
            <text:p>-3.974</text:p>
          </table:table-cell>
          <table:table-cell table:style-name="ce6"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République gabonaise 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<text:s/>Gabon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0.4999" calcext:value-type="float">
            <text:p>-0.4999</text:p>
          </table:table-cell>
          <table:table-cell office:value-type="float" office:value="10.1569" calcext:value-type="float">
            <text:p>10.15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République de Guinée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<text:s/>Guine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9.9202" calcext:value-type="float">
            <text:p>9.9202</text:p>
          </table:table-cell>
          <table:table-cell office:value-type="float" office:value="-12.0135" calcext:value-type="float">
            <text:p>-12.013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République du Mali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<text:s/>Mal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8.3441" calcext:value-type="float">
            <text:p>18.3441</text:p>
          </table:table-cell>
          <table:table-cell office:value-type="float" office:value="-8.9539" calcext:value-type="float">
            <text:p>-8.953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</text:p>
          </table:table-cell>
          <table:table-cell table:style-name="ce4" office:value-type="string" calcext:value-type="string">
            <text:p>République du Nig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<text:s/>Nige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7.5707" calcext:value-type="float">
            <text:p>17.5707</text:p>
          </table:table-cell>
          <table:table-cell office:value-type="float" office:value="6.4929" calcext:value-type="float">
            <text:p>6.492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GO</text:p>
          </table:table-cell>
          <table:table-cell office:value-type="string" calcext:value-type="string">
            <text:p>République Togolaise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<text:s/>To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8.7521" calcext:value-type="float">
            <text:p>8.7521</text:p>
          </table:table-cell>
          <table:table-cell office:value-type="float" office:value="0.1456" calcext:value-type="float">
            <text:p>0.145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D</text:p>
          </table:table-cell>
          <table:table-cell table:style-name="ce4" office:value-type="string" calcext:value-type="string">
            <text:p>République du Tchad; جمهورية تشاد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<text:s/>Chad</text:p>
          </table:table-cell>
          <table:table-cell office:value-type="string" calcext:value-type="string">
            <text:p>French; Arabic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6.2252" calcext:value-type="float">
            <text:p>16.2252</text:p>
          </table:table-cell>
          <table:table-cell office:value-type="float" office:value="15.9851" calcext:value-type="float">
            <text:p>15.985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République du Cameroun: Republic of Camero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<text:s/>Cameroon</text:p>
          </table:table-cell>
          <table:table-cell office:value-type="string" calcext:value-type="string">
            <text:p>French; Englis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7.0082" calcext:value-type="float">
            <text:p>7.0082</text:p>
          </table:table-cell>
          <table:table-cell office:value-type="float" office:value="11.3654" calcext:value-type="float">
            <text:p>11.365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Republik Ind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<text:s/>Indonesia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2.1309" calcext:value-type="float">
            <text:p>-2.1309</text:p>
          </table:table-cell>
          <table:table-cell office:value-type="float" office:value="116.6528" calcext:value-type="float">
            <text:p>116.652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Қазақстан Республикасы; Республика Казахстан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<text:s/>Kazakhstan</text:p>
          </table:table-cell>
          <table:table-cell office:value-type="string" calcext:value-type="string">
            <text:p>Kazakh; Russian</text:p>
          </table:table-cell>
          <table:table-cell office:value-type="string" calcext:value-type="string">
            <text:p>kaz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8.8503" calcext:value-type="float">
            <text:p>48.8503</text:p>
          </table:table-cell>
          <table:table-cell office:value-type="float" office:value="61.2378" calcext:value-type="float">
            <text:p>61.237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Кыргыз Республикасы; Кыргызская Республика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<text:s/>Kyrgyz Republic</text:p>
          </table:table-cell>
          <table:table-cell office:value-type="string" calcext:value-type="string">
            <text:p>Kyrgyz; Russian</text:p>
          </table:table-cell>
          <table:table-cell office:value-type="string" calcext:value-type="string">
            <text:p>ki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1.6442" calcext:value-type="float">
            <text:p>41.6442</text:p>
          </table:table-cell>
          <table:table-cell office:value-type="float" office:value="73.7677" calcext:value-type="float">
            <text:p>73.767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Repoblikan'i Madagasikara; République de Madagasca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<text:s/>Madagascar</text:p>
          </table:table-cell>
          <table:table-cell office:value-type="string" calcext:value-type="string">
            <text:p>Malagasy; French</text:p>
          </table:table-cell>
          <table:table-cell office:value-type="string" calcext:value-type="string">
            <text:p>ml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8.4483" calcext:value-type="float">
            <text:p>-18.4483</text:p>
          </table:table-cell>
          <table:table-cell office:value-type="float" office:value="44.8352" calcext:value-type="float">
            <text:p>44.835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Монгол Улс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<text:s/>Mongolia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6.7775" calcext:value-type="float">
            <text:p>46.7775</text:p>
          </table:table-cell>
          <table:table-cell office:value-type="float" office:value="101.4807" calcext:value-type="float">
            <text:p>101.480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Kongeriket Norge 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<text:s/>Norway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5.4309" calcext:value-type="float">
            <text:p>65.4309</text:p>
          </table:table-cell>
          <table:table-cell office:value-type="float" office:value="6.0425" calcext:value-type="float">
            <text:p>6.042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د افغانستان اسلامي جمهوریت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<text:s/>Afghanistan</text:p>
          </table:table-cell>
          <table:table-cell office:value-type="string" calcext:value-type="string">
            <text:p>Pashto</text:p>
          </table:table-cell>
          <table:table-cell office:value-type="string" calcext:value-type="string">
            <text:p>pu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34.016" calcext:value-type="float">
            <text:p>34.016</text:p>
          </table:table-cell>
          <table:table-cell office:value-type="float" office:value="63.051" calcext:value-type="float">
            <text:p>63.05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Z</text:p>
          </table:table-cell>
          <table:table-cell table:style-name="ce4" office:value-type="string" calcext:value-type="string">
            <text:p>República de Moçambiqu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s/>Mozambiqu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8.5525" calcext:value-type="float">
            <text:p>-18.5525</text:p>
          </table:table-cell>
          <table:table-cell office:value-type="float" office:value="32.5085" calcext:value-type="float">
            <text:p>32.508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República Democrática de São Tomé e Príncipe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<text:s/>São Tomé and Príncip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0.8638" calcext:value-type="float">
            <text:p>0.8638</text:p>
          </table:table-cell>
          <table:table-cell office:value-type="float" office:value="6.4119" calcext:value-type="float">
            <text:p>6.411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F</text:p>
          </table:table-cell>
          <table:table-cell office:value-type="string" calcext:value-type="string">
            <text:p>Ködörösêse tî Bêafrîka; République centrafricaine</text:p>
          </table:table-cell>
          <table:table-cell table:style-name="ce2" office:value-type="string" calcext:value-type="string">
            <text:p>Central African Republic</text:p>
          </table:table-cell>
          <table:table-cell office:value-type="string" calcext:value-type="string">
            <text:p><text:s/>Central African Republic</text:p>
          </table:table-cell>
          <table:table-cell office:value-type="string" calcext:value-type="string">
            <text:p>Sango; French</text:p>
          </table:table-cell>
          <table:table-cell office:value-type="string" calcext:value-type="string">
            <text:p>so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7.03" calcext:value-type="float">
            <text:p>7.03</text:p>
          </table:table-cell>
          <table:table-cell office:value-type="float" office:value="18.9569" calcext:value-type="float">
            <text:p>18.95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República del Perú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<text:s/>Peru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8.7222" calcext:value-type="float">
            <text:p>-8.7222</text:p>
          </table:table-cell>
          <table:table-cell office:value-type="float" office:value="-77.2668" calcext:value-type="float">
            <text:p>-77.266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República de Guatemal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-90.64" calcext:value-type="float">
            <text:p>-90.6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ND</text:p>
          </table:table-cell>
          <table:table-cell table:style-name="ce4" office:value-type="string" calcext:value-type="string">
            <text:p>República de Hondura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5.0748" calcext:value-type="float">
            <text:p>15.0748</text:p>
          </table:table-cell>
          <table:table-cell office:value-type="float" office:value="-86.5146" calcext:value-type="float">
            <text:p>-86.514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Jamhuri ya Muungano wa Tanzania / United Republic of 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<text:s/>Tanzania</text:p>
          </table:table-cell>
          <table:table-cell office:value-type="string" calcext:value-type="string">
            <text:p>Swahili; English</text:p>
          </table:table-cell>
          <table:table-cell office:value-type="string" calcext:value-type="string">
            <text:p>sw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6.5937" calcext:value-type="float">
            <text:p>-6.5937</text:p>
          </table:table-cell>
          <table:table-cell office:value-type="float" office:value="34.2169" calcext:value-type="float">
            <text:p>34.21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LS</text:p>
          </table:table-cell>
          <table:table-cell office:value-type="string" calcext:value-type="string">
            <text:p>Repúblika Demokrátika Timór-Leste; República Democrática de Timor-Leste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<text:s/>Timor-Leste</text:p>
          </table:table-cell>
          <table:table-cell office:value-type="string" calcext:value-type="string">
            <text:p>Tetum; Portuguese</text:p>
          </table:table-cell>
          <table:table-cell office:value-type="string" calcext:value-type="string">
            <text:p>tet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8.8783" calcext:value-type="float">
            <text:p>-8.8783</text:p>
          </table:table-cell>
          <table:table-cell office:value-type="float" office:value="125.7838" calcext:value-type="float">
            <text:p>125.78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22:18:47.5281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0:11:04.334756000</meta:creation-date>
    <dc:date>2016-06-20T22:21:24.853637000</dc:date>
    <meta:editing-duration>PT1H23M12S</meta:editing-duration>
    <meta:editing-cycles>7</meta:editing-cycles>
    <meta:generator>LibreOffice/4.4.1.2$MacOSX_X86_64 LibreOffice_project/45e2de17089c24a1fa810c8f975a7171ba4cd432</meta:generator>
    <meta:document-statistic meta:table-count="1" meta:cell-count="400" meta:object-count="0"/>
    <meta:user-defined meta:name=""/>
  </office:meta>
</office:document-meta>
</file>